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ark Twain's classic tale of escape and adventure rivetingly retold for today's readers. To get away from his violent, drunken father, Huckleberry Finn fakes his own death and lives wild in the woods. He soon meets Jim, a runaway slave, and the two outcasts set off on a dangerous journey down the mighty Mississippi river, in search of freedom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1T10:55:13.922000000</dc:date>
    <meta:editing-duration>PT3S</meta:editing-duration>
    <meta:editing-cycles>1</meta:editing-cycles>
    <meta:document-statistic meta:table-count="0" meta:image-count="0" meta:object-count="0" meta:page-count="1" meta:paragraph-count="1" meta:word-count="59" meta:character-count="345" meta:non-whitespace-character-count="286"/>
    <meta:generator>LibreOffice/7.3.7.2$Windows_X86_64 LibreOffice_project/e114eadc50a9ff8d8c8a0567d6da8f454beeb84f</meta:generator>
  </office:meta>
</office:document-meta>
</file>